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9.49pt"/>
    </style:style>
    <style:style style:name="co2" style:family="table-column">
      <style:table-column-properties fo:break-before="auto" style:column-width="886.39pt"/>
    </style:style>
    <style:style style:name="co3" style:family="table-column">
      <style:table-column-properties fo:break-before="auto" style:column-width="179.7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333333" style:direction="ltr" fo:padding="2.01pt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3333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1" table:default-cell-style-name="ce3"/>
        <table:table-row table:style-name="ro1"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Category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5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style-name="ce6"/>
          <table:table-cell table:number-columns-repeated="61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5 SALAH TRANSF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62 PROBLEM/SAKUKU/QR TDK DAPAT DI-SHOW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TAU LOGIN SI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151 GAGAL REGISTRASI/ONEKLIK DI APLIKASI MERCHA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24 BUKA BLOKIR/REGISTRASI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ONEKLIK</text:p>
          </table:table-cell>
          <table:table-cell table:style-name="ce2" office:value-type="string" calcext:value-type="string">
            <text:p>REQ/R048 TUTUP FASILITAS ONEKLIK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79 TIDAK BISA MENGIRIMKAN ONE TIME PASSWORD (OTP) LAPORN SUSPECT KLIKPA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6 DOUBLE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1 STRUK TDK KELUAR (NON FIN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4 TDK DAPAT MELAKUKAN PAYMEN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17 TRANSAKSI DI REVERS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8 SALAH BAYAR KE JENIS PAYMENT LAI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55 LUPA PASSWO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004 MERASA TDK TRANSAKSI, REK.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REQ/R036 AKTIFKAN USER I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CA KLIKPAY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3 DIANGGAP BELUM BAYA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80 GAGAL AKSES APLIKAS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5 SALAH TRANSF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50 REKENING TERDEBET TIDAK TER TOP UP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INF/I071 INFO RATING SURVE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1 KRIMINALITAS/MURNI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04 UBAH/STATU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33 REFUND DANA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04 TRANSAKSI DITOLAK\ TDK BERHASIL/REKENING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002 UANG TDK DIPEROLEH, REK TERDEBET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REQ/R048 TUTUP FASILITAS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JASA/SAKUKU</text:p>
          </table:table-cell>
          <table:table-cell table:style-name="ce2" office:value-type="string" calcext:value-type="string">
            <text:p>COMPL/C136 MASALAH AKTIVASI/PULSA TIDAK BERTAMBAH</text:p>
          </table:table-cell>
          <table:table-cell table:number-columns-repeated="62"/>
        </table:table-row>
        <table:table-row table:style-name="ro1" table:number-rows-repeated="1669">
          <table:table-cell table:style-name="ce2" table:number-columns-repeated="2"/>
          <table:table-cell table:number-columns-repeated="62"/>
        </table:table-row>
        <table:table-row table:style-name="ro1" table:number-rows-repeated="10430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3:12:45.35501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crosoft Office User</meta:initial-creator>
    <meta:creation-date>2018-10-28T12:39:30</meta:creation-date>
    <dc:date>2019-09-03T03:17:52.145309664</dc:date>
    <meta:editing-duration>PT1H30M47S</meta:editing-duration>
    <meta:editing-cycles>18</meta:editing-cycles>
    <meta:generator>LibreOffice/6.3.0.4$Linux_X86_64 LibreOffice_project/714e3e990d6aa57321bebab01999254e7bc38485</meta:generator>
    <meta:document-statistic meta:table-count="1" meta:cell-count="7656" meta:object-count="0"/>
  </office:meta>
</office:document-meta>
</file>